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Je n’ai pas réussi à recevoir correctement les données du joystick.</text:p>
      <text:p text:style-name="Normal">J’ai essayé de récupérer un programme sur internet qui semblait faire exactement ce que je voulais, mais avec des modules Bluetooth et pas radio fréquence comme les HC12 du projet. J’ai compris le programme et ça m’a déjà appris pas mal de chose (notamment les différences entre un char et un String) et je me suis fait une idée globale du programme, mais ça ne marchait pas. J’ai donc essayé de le refaire moi-même, sans plus grand succès.</text:p>
      <text:p text:style-name="Normal">Je me suis rappelé <text:s/>que le module HC12 pouvait communiquer sur plusieurs canaux, je me suis dit que ce serait beaucoup plus simple d’envoyer les coordonnées x sur un canal et les y sur un autre (plus de problème de conversion avec des caractère en ascii ou non, etc) mais en réalité après quelque recherche c’est tout aussi compliqué : pour changer de canal il faut envoyer une certaine commande au module, et pour cela passer en mode commande, qui, si j’ai bien compris, se fait en mettant la masse au pin SET. Je n’ai pas complètement abandonné cette idée mais elle ne semble pas être la plus simple (je n’ai pas vu ce genre de programme sur intenet).</text:p>
      <text:p text:style-name="Normal">Je pense repartir à 0, et faire de petit programme en envoyant d’abord juste un caractère, puis juste une String…</text:p>
      <text:p text:style-name="Normal"/>
      <text:p text:style-name="Normal">Puis prochaine séance, choix des modes de conduites/ led<text:s/>(récupérer les info des boutons en plus du joystick)<text:s/>et écran manette<text:s/>(afficher le mode de condui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iliann Cavanie</meta:initial-creator>
    <dc:creator>Kiliann Cavanie</dc:creator>
    <meta:creation-date>2023-01-19T11:17:00Z</meta:creation-date>
    <dc:date>2023-01-20T16:06:00Z</dc:date>
    <meta:template xlink:href="Normal" xlink:type="simple"/>
    <meta:editing-cycles>3</meta:editing-cycles>
    <meta:editing-duration>PT103740S</meta:editing-duration>
    <meta:document-statistic meta:page-count="1" meta:paragraph-count="2" meta:word-count="220" meta:character-count="1434" meta:row-count="10" meta:non-whitespace-character-count="1216"/>
  </office:meta>
</office:document-meta>
</file>